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Verdana" svg:font-family="Verdana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paragraph-rsid="000471a9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1">
      <style:text-properties officeooo:paragraph-rsid="000471a9"/>
    </style:style>
    <style:style style:name="P4" style:family="paragraph" style:parent-style-name="Text_20_body" style:list-style-name="List_20_3">
      <style:text-properties officeooo:paragraph-rsid="000471a9"/>
    </style:style>
    <style:style style:name="P5" style:family="paragraph" style:parent-style-name="Text_20_body" style:list-style-name="L3">
      <style:text-properties officeooo:paragraph-rsid="000471a9"/>
    </style:style>
    <style:style style:name="P6" style:family="paragraph" style:parent-style-name="Text_20_body">
      <style:text-properties officeooo:paragraph-rsid="000471a9"/>
    </style:style>
    <style:style style:name="P7" style:family="paragraph" style:parent-style-name="code">
      <style:text-properties officeooo:paragraph-rsid="000471a9"/>
    </style:style>
    <style:style style:name="P8" style:family="paragraph" style:parent-style-name="Heading_20_2">
      <style:text-properties officeooo:paragraph-rsid="000471a9"/>
    </style:style>
    <style:style style:name="T1" style:family="text">
      <style:text-properties officeooo:rsid="000471a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ab-stop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</text:p>
          </text:index-title>
          <text:p text:style-name="P2"><text:a xlink:type="simple" xlink:href="#__RefHeading__2614_186705423" text:style-name="Index_20_Link" text:visited-style-name="Index_20_Link">1.1Aufgabe: Regex-Quiz<text:tab/>1</text:a></text:p>
          <text:p text:style-name="P2"><text:a xlink:type="simple" xlink:href="#__RefHeading__2469_267592999" text:style-name="Index_20_Link" text:visited-style-name="Index_20_Link">1.2Aufgabe: CUTETestMyString: 2 Personen<text:tab/>4</text:a></text:p>
        </text:index-body>
      </text:table-of-content>
      <text:p text:style-name="P6"/>
      <text:h text:style-name="P8" text:outline-level="2"><text:bookmark-start text:name="__RefHeading__2614_186705423"/>Aufgabe: Regex-Quiz<text:bookmark-end text:name="__RefHeading__2614_186705423"/></text:h>
      <text:p text:style-name="P6">Das Programm regex-quiz soll</text:p>
      <text:list xml:id="list3840326811818295886" text:style-name="L3">
        <text:list-item>
          <text:p text:style-name="P5">eine CSV- Datei einlesen und</text:p>
        </text:list-item>
        <text:list-item>
          <text:p text:style-name="P5">den User nach seinem Namen fragen und</text:p>
        </text:list-item>
        <text:list-item>
          <text:p text:style-name="P5">dem User alle Fragen stellen und</text:p>
        </text:list-item>
        <text:list-item>
          <text:p text:style-name="P5">alle Antworten für den User registrieren und</text:p>
        </text:list-item>
        <text:list-item>
          <text:p text:style-name="P5">das Ergebnis in die Datei regex-quiz-antworten-NAME.txt ausgeben.</text:p>
        </text:list-item>
      </text:list>
      <text:p text:style-name="P6"/>
      <text:list xml:id="list1619268112438306227" text:style-name="List_20_3">
        <text:list-item>
          <text:p text:style-name="P4">Aufbau: regex-quiz-antworten-MUSTERMANN.txt</text:p>
        </text:list-item>
      </text:list>
      <text:p text:style-name="P7">Name: MUSTERMANN</text:p>
      <text:p text:style-name="P7">Datum: 12.12.2012</text:p>
      <text:p text:style-name="P7">Anzahl richtige Antworten: ##</text:p>
      <text:p text:style-name="P7">Anzahl falsche Antworten:<text:tab/>##</text:p>
      <text:p text:style-name="P7">Falsche Antworten im Detail:</text:p>
      <text:p text:style-name="P7">Frage: …....</text:p>
      <text:p text:style-name="P7">Frage: ….</text:p>
      <text:p text:style-name="P6"/>
      <text:p text:style-name="P6">Hier nun die CSV-Datei: regex.csv</text:p>
      <text:p text:style-name="P7">((\d|\d\d|[0-1]\d\d|2[0-4]\d|25[0-5])\.(\d|\d\d|[0-1]\d\d|2[0-4]\d|25[0-5])\.(\d|\d\d|[0-1]\d\d|2[0-4]\d|25[0-5])\.(\d|\d\d|[0-1]\d\d|2[0-4]\d|25[0-5]));10.0.0.1;t</text:p>
      <text:p text:style-name="P7">([a-z0-9][a-z0-9-]*)(\.[a-z0-9][a-z0-9-]*)+;www.regexlib.com;t</text:p>
      <text:p text:style-name="P7">^\d{5}$;12345;t</text:p>
      <text:p text:style-name="P7">^\d{4}$;5020;t</text:p>
      <text:p text:style-name="P7">(\w[-._\w]*\w@\w[-._\w]*\w\.\w{2,3});ich@email;t</text:p>
      <text:p text:style-name="P7">blafasel;blafasel;t</text:p>
      <text:p text:style-name="P7">blafasel;blufasel;f</text:p>
      <text:p text:style-name="P7">bl.;bla;t</text:p>
      <text:p text:style-name="P7">bl.;blu;t</text:p>
      <text:p text:style-name="P7">bl.;bal;f</text:p>
      <text:p text:style-name="P7">bl.;bul;f</text:p>
      <text:p text:style-name="P7">inter\.net;inter.net;t</text:p>
      <text:p text:style-name="P7">inter\.net;inter-net;f</text:p>
      <text:p text:style-name="P7">bla*;bl;t</text:p>
      <text:p text:style-name="P7">bla*;blaa;t</text:p>
      <text:p text:style-name="P7">bla*;ba;f</text:p>
      <text:p text:style-name="P7">bla*;bar;f</text:p>
      <text:p text:style-name="P7">bla+;bla;t</text:p>
      <text:p text:style-name="P7"><text:soft-page-break/>bla+;blaa;t</text:p>
      <text:p text:style-name="P7">bla+;bl;f</text:p>
      <text:p text:style-name="P7">bla+;ba;f</text:p>
      <text:p text:style-name="P7">ball?;bal;t</text:p>
      <text:p text:style-name="P7">ball?;ball;t</text:p>
      <text:p text:style-name="P7">ball?;ba;f</text:p>
      <text:p text:style-name="P7">ball?;bul;f</text:p>
      <text:p text:style-name="P7">z{3};zzz;t</text:p>
      <text:p text:style-name="P7">z{3};z;f</text:p>
      <text:p text:style-name="P7">z{3};zzzz;f</text:p>
      <text:p text:style-name="P7">z{2,};zz;t</text:p>
      <text:p text:style-name="P7">z{2,};zzz;t</text:p>
      <text:p text:style-name="P7">z{2,};z;f</text:p>
      <text:p text:style-name="P7">z{2,3};zz;t</text:p>
      <text:p text:style-name="P7">z{2,3};zzz;t</text:p>
      <text:p text:style-name="P7">z{2,3};z;f</text:p>
      <text:p text:style-name="P7">z{2,3};zzzz;f</text:p>
      <text:p text:style-name="P7">[au]nd;and;t</text:p>
      <text:p text:style-name="P7">[au]nd;und;t</text:p>
      <text:p text:style-name="P7">[au]nd;ind;f</text:p>
      <text:p text:style-name="P7">[au]nd;mnd;f</text:p>
      <text:p text:style-name="P7">[^au]nd;ind;t</text:p>
      <text:p text:style-name="P7">[^au]nd;mnd;t</text:p>
      <text:p text:style-name="P7">[^au]nd;and;f</text:p>
      <text:p text:style-name="P7">[^au]nd;und;f</text:p>
      <text:p text:style-name="P7">[a-e];a;t</text:p>
      <text:p text:style-name="P7">[a-e];b;t</text:p>
      <text:p text:style-name="P7">[a-e];d;t</text:p>
      <text:p text:style-name="P7">[a-e];e;t</text:p>
      <text:p text:style-name="P7">[a-e];E;f</text:p>
      <text:p text:style-name="P7">[a-e];g;f</text:p>
      <text:p text:style-name="P7">[a-e];z;f</text:p>
      <text:p text:style-name="P7">(br)+;br;t</text:p>
      <text:p text:style-name="P7">(br)+;brbrbr;t</text:p>
      <text:p text:style-name="P7">(br)+;r;f</text:p>
      <text:p text:style-name="P7">(br)+;rrr;f</text:p>
      <text:p text:style-name="P7">(br)+;b;f</text:p>
      <text:p text:style-name="P7">and|und;and;t</text:p>
      <text:p text:style-name="P7">and|und;und;t</text:p>
      <text:p text:style-name="P7">and|und;ind;f</text:p>
      <text:p text:style-name="P7">and|und;mnd;f</text:p>
      <text:p text:style-name="P7">^time;time out;t</text:p>
      <text:p text:style-name="P7">^time;last time;f</text:p>
      <text:p text:style-name="P7">time$;time out;f</text:p>
      <text:p text:style-name="P7">time$;last time;t</text:p>
      <text:p text:style-name="P7">.;Fa;f</text:p>
      <text:p text:style-name="P7">.;b;t</text:p>
      <text:p text:style-name="P7">.;c;t</text:p>
      <text:p text:style-name="P7">.;abc;f</text:p>
      <text:p text:style-name="P7">b.a;bla;t</text:p>
      <text:p text:style-name="P7">b.a;bba;t</text:p>
      <text:p text:style-name="P7">b.a;bra;t</text:p>
      <text:p text:style-name="P7">b.a;faa;f</text:p>
      <text:p text:style-name="P7">b.a;zaa;f</text:p>
      <text:p text:style-name="P7">b\.a;b.a;t</text:p>
      <text:p text:style-name="P7"><text:soft-page-break/>bl*;b;t</text:p>
      <text:p text:style-name="P7">bl*;bl;t</text:p>
      <text:p text:style-name="P7">bl*;blll;t</text:p>
      <text:p text:style-name="P7">bl*;ba;f</text:p>
      <text:p text:style-name="P7">bl*;bla;f</text:p>
      <text:p text:style-name="P7">bl+;bl;t</text:p>
      <text:p text:style-name="P7">bl+;bla;t</text:p>
      <text:p text:style-name="P7">bl+;blll;t</text:p>
      <text:p text:style-name="P7">bl+;b;f</text:p>
      <text:p text:style-name="P7">bl+;ba;f</text:p>
      <text:p text:style-name="P7">n.+b;nabana;t <text:s/></text:p>
      <text:p text:style-name="P7">n.+b;nbana;f</text:p>
      <text:p text:style-name="P7">bl?a;bla;t</text:p>
      <text:p text:style-name="P7">bl?a;ba;t</text:p>
      <text:p text:style-name="P7">bl?a;blla;f</text:p>
      <text:p text:style-name="P7">bl?a;blu;f</text:p>
      <text:p text:style-name="P7">ga{3}nz;gaaanz;t</text:p>
      <text:p text:style-name="P7">ga{3}nz;ganz;f</text:p>
      <text:p text:style-name="P7">ga{3}nz;gaanz;f</text:p>
      <text:p text:style-name="P7">ga{3}nz;gaaaanz;f</text:p>
      <text:p text:style-name="P7">ga{2,}nz;gaanz;t</text:p>
      <text:p text:style-name="P7">ga{2,}nz;gaaaanz;t</text:p>
      <text:p text:style-name="P7">ga{2,}nz;ganz;f</text:p>
      <text:p text:style-name="P7">ga{2,5}nz;gaanz;t</text:p>
      <text:p text:style-name="P7">ga{2,5}nz;gaaaaanz;t</text:p>
      <text:p text:style-name="P7">ga{2,5}nz;ganz;f</text:p>
      <text:p text:style-name="P7">ga{2,5}nz;gaaaaaaanz;f</text:p>
      <text:p text:style-name="P7">bla|fasel;bla;t</text:p>
      <text:p text:style-name="P7">bla|fasel;fasel;t</text:p>
      <text:p text:style-name="P7">bla|fasel;blaf;f</text:p>
      <text:p text:style-name="P7">bl(a|f)asel;blaasel;t</text:p>
      <text:p text:style-name="P7">bl(a|f)asel;blfasel;t</text:p>
      <text:p text:style-name="P7">bl(a|f)asel;blafasel;f</text:p>
      <text:p text:style-name="P7">[kflr]ind;kind;t</text:p>
      <text:p text:style-name="P7">[kflr]ind;find;t</text:p>
      <text:p text:style-name="P7">[kflr]ind;sind;f</text:p>
      <text:p text:style-name="P7">[kflr]ind;kfind;f</text:p>
      <text:p text:style-name="P7">[^kflr]ind;sind;t</text:p>
      <text:p text:style-name="P7">[^kflr]ind;wind;t</text:p>
      <text:p text:style-name="P7">[^kflr]ind;kind;f</text:p>
      <text:p text:style-name="P7">[^kflr]ind;find;f</text:p>
      <text:p text:style-name="P6"/>
      <text:p text:style-name="P6">Vielleicht können Sie dies verwenden:</text:p>
      <text:p text:style-name="P6"/>
      <text:p text:style-name="P7">#include &lt;fstream&gt;</text:p>
      <text:p text:style-name="P7">#include &lt;string&gt;</text:p>
      <text:p text:style-name="P7">#include &lt;exception&gt;</text:p>
      <text:p text:style-name="P7">#include &lt;iostream&gt;</text:p>
      <text:p text:style-name="P7">using namespace std;</text:p>
      <text:p text:style-name="P7"/>
      <text:p text:style-name="P7">int main(){<text:tab/></text:p>
      <text:p text:style-name="P7"><text:tab/>try{</text:p>
      <text:p text:style-name="P7"><text:tab/><text:tab/>ifstream fin("regex.csv");</text:p>
      <text:p text:style-name="P7"><text:soft-page-break/></text:p>
      <text:p text:style-name="P7"><text:tab/><text:tab/>while(!fin.eof()){</text:p>
      <text:p text:style-name="P7"><text:tab/><text:tab/><text:tab/>string s;</text:p>
      <text:p text:style-name="P7"><text:tab/><text:tab/><text:tab/>fin&gt;&gt;s;</text:p>
      <text:p text:style-name="P7"><text:tab/><text:tab/><text:tab/>cout &lt;&lt; s&lt;&lt; endl;</text:p>
      <text:p text:style-name="P7"><text:tab/><text:tab/>}</text:p>
      <text:p text:style-name="P7"><text:tab/><text:tab/></text:p>
      <text:p text:style-name="P7"><text:tab/><text:tab/>fin.close();</text:p>
      <text:p text:style-name="P7"><text:tab/><text:tab/></text:p>
      <text:p text:style-name="P7"><text:tab/><text:tab/>return 0;</text:p>
      <text:p text:style-name="P7"><text:tab/>}catch ( const std::exception&amp; error ){</text:p>
      <text:p text:style-name="P7"><text:tab/><text:tab/>cerr &lt;&lt; error.what() &lt;&lt; endl;</text:p>
      <text:p text:style-name="P7"><text:tab/><text:tab/>return 1;</text:p>
      <text:p text:style-name="P7"><text:tab/>}</text:p>
      <text:p text:style-name="P7">}</text:p>
      <text:p text:style-name="P6"/>
      <text:p text:style-name="P6"/>
      <text:h text:style-name="Heading_20_2" text:outline-level="2"><text:bookmark-start text:name="__RefHeading__2469_267592999"/>Aufgabe: CUTETestMyString: 2 Personen<text:bookmark-end text:name="__RefHeading__2469_267592999"/></text:h>
      <text:list xml:id="list7608642386197742417" text:style-name="L1">
        <text:list-item>
          <text:p text:style-name="P3">Arbeiten Sie in 2-er Teams</text:p>
        </text:list-item>
        <text:list-item>
          <text:p text:style-name="P3">Erweitern Sie die Klasse MyString mit folgenden Methoden:</text:p>
          <text:list>
            <text:list-item>
              <text:p text:style-name="P3">matches(boost::regex);</text:p>
            </text:list-item>
            <text:list-item>
              <text:p text:style-name="P3">replaceAll(boost::regex, string)</text:p>
            </text:list-item>
            <text:list-item>
              <text:p text:style-name="P3">split(boost::regex)</text:p>
            </text:list-item>
          </text:list>
        </text:list-item>
        <text:list-item>
          <text:p text:style-name="P3">und Erstellen Sie das Project: CUTETestMyString und</text:p>
          <text:list>
            <text:list-item>
              <text:p text:style-name="P3">implementieren Sie die folgenden Testfälle (hier mit JUNT formuliert)</text:p>
            </text:list-item>
          </text:list>
        </text:list-item>
      </text:list>
      <text:p text:style-name="P6"/>
      <text:p text:style-name="P7"><text:tab/>@Test</text:p>
      <text:p text:style-name="P7"><text:s text:c="8"/>public void testMatches01() {</text:p>
      <text:p text:style-name="P7"><text:s text:c="16"/>String s = "humbapumpa jim";</text:p>
      <text:p text:style-name="P7"><text:s text:c="16"/>assertTrue(s.matches(".*(jim|joe).*"));</text:p>
      <text:p text:style-name="P7"><text:s text:c="16"/></text:p>
      <text:p text:style-name="P7"><text:s text:c="16"/>s = "humbapumpa jom";</text:p>
      <text:p text:style-name="P7"><text:s text:c="16"/>assertFalse(s.matches(".*(jim|joe).*"));</text:p>
      <text:p text:style-name="P7"><text:s text:c="16"/></text:p>
      <text:p text:style-name="P7"><text:s text:c="16"/>s = "humbaPumpa joe";</text:p>
      <text:p text:style-name="P7"><text:s text:c="16"/>assertTrue(s.matches(".*(jim|joe).*"));</text:p>
      <text:p text:style-name="P7"><text:s text:c="16"/></text:p>
      <text:p text:style-name="P7"><text:s text:c="16"/>s = "humbapumpa joe jim";</text:p>
      <text:p text:style-name="P7"><text:s text:c="16"/>assertTrue(s.matches(".*(jim|joe).*"));</text:p>
      <text:p text:style-name="P7"><text:s text:c="8"/>}</text:p>
      <text:p text:style-name="P6"/>
      <text:p text:style-name="P7"><text:tab/>@Test</text:p>
      <text:p text:style-name="P7"><text:tab/>public void testMatches02() {</text:p>
      <text:p text:style-name="P7"><text:tab/><text:tab/>String pattern = "\\d\\d\\d([-\\s])?\\d\\d\\d\\d";</text:p>
      <text:p text:style-name="P7"><text:tab/><text:tab/></text:p>
      <text:p text:style-name="P7"><text:tab/><text:tab/>String s= "1233323322";</text:p>
      <text:p text:style-name="P7"><text:soft-page-break/><text:tab/><text:tab/>assertFalse(s.matches(pattern));</text:p>
      <text:p text:style-name="P7"><text:tab/><text:tab/></text:p>
      <text:p text:style-name="P7"><text:tab/><text:tab/>s = "1233323";</text:p>
      <text:p text:style-name="P7"><text:tab/><text:tab/>assertTrue(s.matches(pattern));</text:p>
      <text:p text:style-name="P7"><text:tab/><text:tab/></text:p>
      <text:p text:style-name="P7"><text:tab/><text:tab/>s = "123 3323";</text:p>
      <text:p text:style-name="P7"><text:tab/><text:tab/>assertTrue(s.matches(pattern));</text:p>
      <text:p text:style-name="P7"><text:tab/><text:tab/></text:p>
      <text:p text:style-name="P7"><text:tab/><text:tab/>s = "123-3323";</text:p>
      <text:p text:style-name="P7"><text:tab/><text:tab/>assertTrue(s.matches(pattern));</text:p>
      <text:p text:style-name="P7"><text:tab/><text:tab/></text:p>
      <text:p text:style-name="P7"><text:tab/><text:tab/>s = "1234-3323";</text:p>
      <text:p text:style-name="P7"><text:tab/><text:tab/>assertFalse(s.matches(pattern));<text:tab/></text:p>
      <text:p text:style-name="P7"><text:tab/>}</text:p>
      <text:p text:style-name="P6"/>
      <text:p text:style-name="P6"/>
      <text:p text:style-name="P6">Hier nicht als JUNIT-Test formuliert. Erstellen Sie CUTE-Testfälle.</text:p>
      <text:p text:style-name="P7"><text:tab/>public void testMatches03() {</text:p>
      <text:p text:style-name="P7"><text:tab/><text:tab/>System.out.println("0".matches("0"));</text:p>
      <text:p text:style-name="P7"><text:tab/><text:tab/>System.out.println("1".matches("0"));</text:p>
      <text:p text:style-name="P7"><text:tab/><text:tab/>System.out.println("00".matches("0"));</text:p>
      <text:p text:style-name="P7"><text:tab/><text:tab/>System.out.println("0000".matches("0*"));</text:p>
      <text:p text:style-name="P7"><text:tab/><text:tab/>System.out.println("01".matches("0*"));</text:p>
      <text:p text:style-name="P7"><text:tab/><text:tab/>System.out.println("01".matches("0\\*"));</text:p>
      <text:p text:style-name="P7"><text:tab/><text:tab/>System.out.println("0*".matches("0\\*"));</text:p>
      <text:p text:style-name="P7"/>
      <text:p text:style-name="P7"><text:tab/><text:tab/>// Zeichenklassen</text:p>
      <text:p text:style-name="P7"><text:tab/><text:tab/>System.out.println("0".matches("[01]*"));</text:p>
      <text:p text:style-name="P7"><text:tab/><text:tab/>System.out.println("01001".matches("[01]*"));</text:p>
      <text:p text:style-name="P7"><text:tab/><text:tab/>System.out.println("112".matches("[0123456789]*"));</text:p>
      <text:p text:style-name="P7"><text:tab/><text:tab/>System.out.println("112".matches("\\d*"));</text:p>
      <text:p text:style-name="P7"><text:tab/><text:tab/>System.out.println("112a".matches("\\d*"));</text:p>
      <text:p text:style-name="P7"><text:tab/><text:tab/>System.out.println("112a".matches("\\d*."));</text:p>
      <text:p text:style-name="P7"><text:tab/><text:tab/>System.out.println("x112a".matches(".\\d*."));</text:p>
      <text:p text:style-name="P7"><text:tab/>}</text:p>
      <text:p text:style-name="P6"/>
      <text:p text:style-name="P6">Hier nicht als JUNIT-Test formuliert. Erstellen Sie CUTE-Testfälle.</text:p>
      <text:p text:style-name="P7"><text:tab/>public void testReplaceAll04() {</text:p>
      <text:p text:style-name="P7"/>
      <text:p text:style-name="P7"><text:tab/><text:tab/>String s = "Der Kandidat hat 22 Punkte bei 33 Fragen erreicht.";</text:p>
      <text:p text:style-name="P7"><text:tab/><text:tab/>System.out.println("\nINPUT: " + s);</text:p>
      <text:p text:style-name="P7"><text:tab/><text:tab/>System.out.println("MUSTER: " + "[0-9]+");</text:p>
      <text:p text:style-name="P7"><text:tab/><text:tab/>System.out.println("ERGEBNIS:" + s.replaceAll("[0-9]+", "100"));</text:p>
      <text:p text:style-name="P7"/>
      <text:p text:style-name="P7"/>
      <text:p text:style-name="P7"><text:tab/><text:tab/>s = "Der Kandidat hat 22 Punkte bei 33 Fragen erreicht.";</text:p>
      <text:p text:style-name="P7"><text:tab/><text:tab/>System.out.println("\nINPUT: " + s);</text:p>
      <text:p text:style-name="P7"><text:tab/><text:tab/>System.out.println("MUSTER: " + "[0-9]");</text:p>
      <text:p text:style-name="P7"><text:tab/><text:tab/>System.out.println("ERGEBNIS:" + s.replaceAll("[0-9]", "100"));</text:p>
      <text:p text:style-name="P7"><text:soft-page-break/></text:p>
      <text:p text:style-name="P7"><text:tab/>}</text:p>
      <text:p text:style-name="P6"/>
      <text:p text:style-name="P6"/>
      <text:p text:style-name="P6">Hier nicht als JUNIT-Test formuliert. Erstellen Sie CUTE-Testfälle.</text:p>
      <text:p text:style-name="P7"><text:tab/>public void testSplit05() {</text:p>
      <text:p text:style-name="P7"/>
      <text:p text:style-name="P7"><text:tab/><text:tab/>s = "Der Kandidat hat 22 Punkte bei 33 Fragen erreicht.";</text:p>
      <text:p text:style-name="P7"><text:tab/><text:tab/>System.out.println("\nINPUT: " + s);</text:p>
      <text:p text:style-name="P7"><text:tab/><text:tab/>System.out.println("MUSTER: " + "[0-9]+");</text:p>
      <text:p text:style-name="P7"/>
      <text:p text:style-name="P7"/>
      <text:p text:style-name="P7"><text:tab/><text:tab/>System.out.println("ERGEBNIS: " );</text:p>
      <text:p text:style-name="P7"><text:tab/><text:tab/>String[] ergebnis;</text:p>
      <text:p text:style-name="P7"><text:tab/><text:tab/>ergebnis= s.split("[0-9]+");</text:p>
      <text:p text:style-name="P7"><text:tab/><text:tab/>for(String t : ergebnis)</text:p>
      <text:p text:style-name="P7"><text:tab/><text:tab/><text:tab/>System.out.println(t);</text:p>
      <text:p text:style-name="P7"><text:tab/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Verdana" svg:font-family="Verdana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Mono L" svg:font-family="'Nimbus Mono L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Nimbus Mono L" fo:font-size="1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size="10pt" style:font-size-asian="10pt" style:font-name-complex="Courier New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list-style-name="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471a9"/>
    </style:style>
    <style:style style:name="MT1" style:family="text">
      <style:text-properties officeooo:rsid="000471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nformatik<text:tab/>boost-regex<text:tab/>Arbeitsunterlag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15:13:18</meta:creation-date>
    <dc:date>2013-11-04T15:28:45</dc:date>
    <meta:editing-duration>PT16S</meta:editing-duration>
    <meta:editing-cycles>1</meta:editing-cycles>
    <meta:document-statistic meta:table-count="0" meta:image-count="0" meta:object-count="0" meta:page-count="6" meta:paragraph-count="238" meta:word-count="487" meta:character-count="5388" meta:non-whitespace-character-count="4813"/>
    <meta:generator>LibreOffice/4.0.2.2$Linux_x86 LibreOffice_project/400m0$Build-2</meta:generator>
  </office:meta>
</office:document-meta>
</file>